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460" officeooo:paragraph-rsid="00126460"/>
    </style:style>
    <style:style style:name="P2" style:family="paragraph" style:parent-style-name="Standard">
      <style:text-properties officeooo:rsid="00126460" officeooo:paragraph-rsid="0012a391"/>
    </style:style>
    <style:style style:name="P3" style:family="paragraph" style:parent-style-name="Standard">
      <style:text-properties officeooo:rsid="00126460" officeooo:paragraph-rsid="00331b86"/>
    </style:style>
    <style:style style:name="P4" style:family="paragraph" style:parent-style-name="Standard">
      <style:paragraph-properties fo:text-align="start" style:justify-single-word="false"/>
      <style:text-properties officeooo:rsid="00126460" officeooo:paragraph-rsid="00331b86"/>
    </style:style>
    <style:style style:name="P5" style:family="paragraph" style:parent-style-name="Standard">
      <style:text-properties officeooo:rsid="0012a391" officeooo:paragraph-rsid="0012a391"/>
    </style:style>
    <style:style style:name="P6" style:family="paragraph" style:parent-style-name="Standard">
      <style:text-properties officeooo:rsid="00199ed6" officeooo:paragraph-rsid="00199ed6"/>
    </style:style>
    <style:style style:name="P7" style:family="paragraph" style:parent-style-name="Standard">
      <style:text-properties officeooo:rsid="0034ae49" officeooo:paragraph-rsid="0034ae49"/>
    </style:style>
    <style:style style:name="P8" style:family="paragraph" style:parent-style-name="Standard">
      <style:text-properties officeooo:rsid="00367480" officeooo:paragraph-rsid="00367480"/>
    </style:style>
    <style:style style:name="P9" style:family="paragraph" style:parent-style-name="Standard">
      <style:text-properties fo:font-style="italic" officeooo:rsid="00367480" officeooo:paragraph-rsid="004043fc" style:font-style-asian="italic" style:font-style-complex="italic"/>
    </style:style>
    <style:style style:name="P10" style:family="paragraph" style:parent-style-name="Standard">
      <style:text-properties fo:font-style="italic" officeooo:rsid="00367480" officeooo:paragraph-rsid="00415929" style:font-style-asian="italic" style:font-style-complex="italic"/>
    </style:style>
    <style:style style:name="P11" style:family="paragraph" style:parent-style-name="Standard">
      <style:text-properties fo:font-style="italic" officeooo:rsid="00367480" officeooo:paragraph-rsid="0041c73d" style:font-style-asian="italic" style:font-style-complex="italic"/>
    </style:style>
    <style:style style:name="P12" style:family="paragraph" style:parent-style-name="Standard">
      <style:text-properties fo:font-style="italic" officeooo:rsid="00367480" officeooo:paragraph-rsid="0043bd68" style:font-style-asian="italic" style:font-style-complex="italic"/>
    </style:style>
    <style:style style:name="P13" style:family="paragraph" style:parent-style-name="Standard">
      <style:text-properties officeooo:rsid="00199ed6" officeooo:paragraph-rsid="00199ed6"/>
    </style:style>
    <style:style style:name="P14" style:family="paragraph" style:parent-style-name="Standard">
      <style:text-properties fo:font-style="normal" officeooo:rsid="00367480" officeooo:paragraph-rsid="00367480" style:font-style-asian="normal" style:font-style-complex="normal"/>
    </style:style>
    <style:style style:name="P15" style:family="paragraph" style:parent-style-name="Standard">
      <style:text-properties fo:font-style="normal" officeooo:rsid="003845b2" officeooo:paragraph-rsid="0039b04b" style:font-style-asian="normal" style:font-style-complex="normal"/>
    </style:style>
    <style:style style:name="P16" style:family="paragraph" style:parent-style-name="Standard">
      <style:text-properties fo:font-style="normal" officeooo:rsid="003845b2" officeooo:paragraph-rsid="004d17bc" style:font-style-asian="normal" style:font-style-complex="normal"/>
    </style:style>
    <style:style style:name="P17" style:family="paragraph" style:parent-style-name="Standard">
      <style:text-properties fo:font-style="normal" officeooo:rsid="004f101e" officeooo:paragraph-rsid="004f101e" style:font-style-asian="normal" style:font-style-complex="normal"/>
    </style:style>
    <style:style style:name="P18" style:family="paragraph" style:parent-style-name="Standard">
      <style:text-properties fo:font-style="normal" officeooo:rsid="00540783" officeooo:paragraph-rsid="00540783" style:font-style-asian="normal" style:font-style-complex="normal"/>
    </style:style>
    <style:style style:name="P19" style:family="paragraph" style:parent-style-name="Standard">
      <style:text-properties fo:font-style="normal" officeooo:rsid="00540783" officeooo:paragraph-rsid="00619d07" style:font-style-asian="normal" style:font-style-complex="normal"/>
    </style:style>
    <style:style style:name="P20" style:family="paragraph" style:parent-style-name="Standard">
      <style:text-properties fo:font-style="normal" officeooo:rsid="005ebedf" officeooo:paragraph-rsid="005ebedf" style:font-style-asian="normal" style:font-style-complex="normal"/>
    </style:style>
    <style:style style:name="P21" style:family="paragraph" style:parent-style-name="Standard">
      <style:text-properties officeooo:rsid="00373f90" officeooo:paragraph-rsid="00373f90"/>
    </style:style>
    <style:style style:name="P22" style:family="paragraph" style:parent-style-name="Standard">
      <style:text-properties officeooo:rsid="0012a391" officeooo:paragraph-rsid="0012a391"/>
    </style:style>
    <style:style style:name="P23" style:family="paragraph" style:parent-style-name="Standard">
      <style:text-properties style:font-name="Liberation Serif" fo:font-size="12pt" officeooo:rsid="001574e8" officeooo:paragraph-rsid="001574e8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12a391" officeooo:paragraph-rsid="001574e8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12a391" officeooo:paragraph-rsid="0012a391" style:font-size-asian="12pt" style:font-size-complex="12pt"/>
    </style:style>
    <style:style style:name="P26" style:family="paragraph" style:parent-style-name="Standard">
      <style:text-properties fo:font-size="18pt" officeooo:rsid="00457db2" officeooo:paragraph-rsid="00457db2" style:font-size-asian="18pt" style:font-size-complex="18pt"/>
    </style:style>
    <style:style style:name="P27" style:family="paragraph" style:parent-style-name="Standard">
      <style:text-properties fo:font-size="12pt" officeooo:rsid="00457db2" officeooo:paragraph-rsid="00457db2" style:font-size-asian="10.5pt" style:font-size-complex="12pt"/>
    </style:style>
    <style:style style:name="P28" style:family="paragraph" style:parent-style-name="Standard">
      <style:text-properties fo:font-size="12pt" fo:font-style="italic" officeooo:rsid="0062d5b3" officeooo:paragraph-rsid="0062d5b3" style:font-size-asian="10.5pt" style:font-style-asian="italic" style:font-size-complex="12pt" style:font-style-complex="italic"/>
    </style:style>
    <style:style style:name="P29" style:family="paragraph" style:parent-style-name="Standard">
      <style:text-properties officeooo:rsid="00126460" officeooo:paragraph-rsid="0012a391"/>
    </style:style>
    <style:style style:name="P30" style:family="paragraph" style:parent-style-name="Standard">
      <style:text-properties style:text-underline-style="none" officeooo:rsid="005271c4" officeooo:paragraph-rsid="005271c4"/>
    </style:style>
    <style:style style:name="P31" style:family="paragraph" style:parent-style-name="Standard">
      <style:text-properties style:text-underline-style="none" officeooo:rsid="005271c4" officeooo:paragraph-rsid="005aa9d1"/>
    </style:style>
    <style:style style:name="P32" style:family="paragraph" style:parent-style-name="Standard">
      <style:text-properties fo:font-size="14pt" fo:font-style="italic" officeooo:rsid="00367480" officeooo:paragraph-rsid="00367480" style:font-size-asian="14pt" style:font-style-asian="italic" style:font-size-complex="14pt" style:font-style-complex="italic"/>
    </style:style>
    <style:style style:name="P33" style:family="paragraph" style:parent-style-name="Standard">
      <style:text-properties fo:font-size="14pt" fo:font-style="italic" officeooo:rsid="00367480" officeooo:paragraph-rsid="0037fa3c" style:font-size-asian="14pt" style:font-style-asian="italic" style:font-size-complex="14pt" style:font-style-complex="italic"/>
    </style:style>
    <style:style style:name="P34" style:family="paragraph" style:parent-style-name="Standard">
      <style:text-properties fo:font-size="14pt" fo:font-style="italic" officeooo:rsid="00578054" officeooo:paragraph-rsid="00578054" style:font-size-asian="14pt" style:font-style-asian="italic" style:font-size-complex="14pt" style:font-style-complex="italic"/>
    </style:style>
    <style:style style:name="P35" style:family="paragraph" style:parent-style-name="Standard">
      <style:text-properties fo:font-size="14pt" fo:font-style="italic" officeooo:rsid="00578054" officeooo:paragraph-rsid="0062d5b3" style:font-size-asian="14pt" style:font-style-asian="italic" style:font-size-complex="14pt" style:font-style-complex="italic"/>
    </style:style>
    <style:style style:name="P36" style:family="paragraph" style:parent-style-name="Standard">
      <style:text-properties fo:font-size="14pt" fo:font-style="italic" officeooo:rsid="00540783" officeooo:paragraph-rsid="00540783" style:font-size-asian="14pt" style:font-style-asian="italic" style:font-size-complex="14pt" style:font-style-complex="italic"/>
    </style:style>
    <style:style style:name="P37" style:family="paragraph" style:parent-style-name="Standard">
      <style:text-properties fo:font-size="14pt" fo:font-style="italic" fo:font-weight="normal" officeooo:rsid="00367480" officeooo:paragraph-rsid="0036ca55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text-properties fo:font-size="14pt" fo:font-style="normal" officeooo:rsid="003845b2" officeooo:paragraph-rsid="0039b04b" style:font-size-asian="14pt" style:font-style-asian="normal" style:font-size-complex="14pt" style:font-style-complex="normal"/>
    </style:style>
    <style:style style:name="P39" style:family="paragraph" style:parent-style-name="Heading_20_2">
      <style:text-properties fo:font-variant="normal" fo:text-transform="none" fo:color="#000000" style:font-name="arial" fo:letter-spacing="normal" fo:font-style="normal" officeooo:rsid="00126460" officeooo:paragraph-rsid="00126460"/>
    </style:style>
    <style:style style:name="P40" style:family="paragraph" style:parent-style-name="Heading_20_2">
      <style:text-properties officeooo:rsid="0012a391" officeooo:paragraph-rsid="0012a391"/>
    </style:style>
    <style:style style:name="P41" style:family="paragraph" style:parent-style-name="Heading_20_2">
      <style:paragraph-properties style:writing-mode="lr-tb"/>
      <style:text-properties officeooo:rsid="0012a391" officeooo:paragraph-rsid="0012a391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7480" officeooo:paragraph-rsid="00367480" style:font-size-asian="12pt" style:font-style-asian="normal" style:font-size-complex="12pt" style:font-style-complex="normal"/>
    </style:style>
    <style:style style:name="P43" style:family="paragraph" style:parent-style-name="Table_20_Contents">
      <style:text-properties fo:font-size="14pt" style:font-size-asian="14pt" style:font-size-complex="14pt"/>
    </style:style>
    <style:style style:name="P44" style:family="paragraph" style:parent-style-name="Table_20_Contents">
      <style:text-properties fo:font-size="14pt" officeooo:rsid="00578054" officeooo:paragraph-rsid="00578054" style:font-size-asian="14pt" style:font-size-complex="14pt"/>
    </style:style>
    <style:style style:name="P45" style:family="paragraph" style:parent-style-name="Table_20_Contents">
      <style:text-properties style:font-name="monospace" fo:font-size="12pt" officeooo:rsid="00585ec3" officeooo:paragraph-rsid="00585ec3" style:font-size-asian="12pt" style:font-size-complex="12pt"/>
    </style:style>
    <style:style style:name="P46" style:family="paragraph" style:parent-style-name="Table_20_Contents">
      <style:text-properties style:font-name="monospace" fo:font-size="12pt" fo:font-weight="bold" officeooo:rsid="00585ec3" officeooo:paragraph-rsid="00585ec3" style:font-size-asian="12pt" style:font-weight-asian="bold" style:font-size-complex="12pt" style:font-weight-complex="bold"/>
    </style:style>
    <style:style style:name="T1" style:family="text">
      <style:text-properties officeooo:rsid="0012a391"/>
    </style:style>
    <style:style style:name="T2" style:family="text">
      <style:text-properties fo:font-variant="normal" fo:text-transform="none" fo:color="#000000" style:font-name="arial" fo:letter-spacing="normal" fo:font-style="normal"/>
    </style:style>
    <style:style style:name="T3" style:family="text">
      <style:text-properties officeooo:rsid="002c75ef"/>
    </style:style>
    <style:style style:name="T4" style:family="text">
      <style:text-properties officeooo:rsid="002d6691"/>
    </style:style>
    <style:style style:name="T5" style:family="text">
      <style:text-properties style:text-underline-style="solid" style:text-underline-width="auto" style:text-underline-color="font-color" officeooo:rsid="0012a391"/>
    </style:style>
    <style:style style:name="T6" style:family="text">
      <style:text-properties officeooo:rsid="00319eb5"/>
    </style:style>
    <style:style style:name="T7" style:family="text">
      <style:text-properties officeooo:rsid="00331b86"/>
    </style:style>
    <style:style style:name="T8" style:family="text">
      <style:text-properties officeooo:rsid="0036ca55"/>
    </style:style>
    <style:style style:name="T9" style:family="text">
      <style:text-properties officeooo:rsid="0037fa3c"/>
    </style:style>
    <style:style style:name="T10" style:family="text">
      <style:text-properties fo:font-style="italic" officeooo:rsid="00367480" style:font-style-asian="italic" style:font-style-complex="italic"/>
    </style:style>
    <style:style style:name="T11" style:family="text">
      <style:text-properties fo:font-style="italic" officeooo:rsid="0039b04b" style:font-style-asian="italic" style:font-style-complex="italic"/>
    </style:style>
    <style:style style:name="T12" style:family="text">
      <style:text-properties fo:font-style="italic" officeooo:rsid="00533e0f" style:font-style-asian="italic" style:font-style-complex="italic"/>
    </style:style>
    <style:style style:name="T13" style:family="text">
      <style:text-properties fo:font-style="normal" officeooo:rsid="004043fc" style:font-style-asian="normal" style:font-style-complex="normal"/>
    </style:style>
    <style:style style:name="T14" style:family="text">
      <style:text-properties fo:font-style="normal" officeooo:rsid="00415929" style:font-style-asian="normal" style:font-style-complex="normal"/>
    </style:style>
    <style:style style:name="T15" style:family="text">
      <style:text-properties fo:font-style="normal" officeooo:rsid="0041c73d" style:font-style-asian="normal" style:font-style-complex="normal"/>
    </style:style>
    <style:style style:name="T16" style:family="text">
      <style:text-properties fo:font-style="normal" officeooo:rsid="0043bd68" style:font-style-asian="normal" style:font-style-complex="normal"/>
    </style:style>
    <style:style style:name="T17" style:family="text">
      <style:text-properties fo:font-style="normal" officeooo:rsid="00447e5d" style:font-style-asian="normal" style:font-style-complex="normal"/>
    </style:style>
    <style:style style:name="T18" style:family="text">
      <style:text-properties fo:font-style="normal" officeooo:rsid="00467950" style:font-style-asian="normal" style:font-style-complex="normal"/>
    </style:style>
    <style:style style:name="T19" style:family="text">
      <style:text-properties officeooo:rsid="003e3e1c"/>
    </style:style>
    <style:style style:name="T20" style:family="text">
      <style:text-properties style:font-name="Liberation Serif" officeooo:rsid="0025fc69"/>
    </style:style>
    <style:style style:name="T21" style:family="text">
      <style:text-properties officeooo:rsid="004043fc"/>
    </style:style>
    <style:style style:name="T22" style:family="text">
      <style:text-properties officeooo:rsid="00506389"/>
    </style:style>
    <style:style style:name="T23" style:family="text">
      <style:text-properties officeooo:rsid="0050c73a"/>
    </style:style>
    <style:style style:name="T24" style:family="text">
      <style:text-properties officeooo:rsid="005271c4"/>
    </style:style>
    <style:style style:name="T25" style:family="text">
      <style:text-properties officeooo:rsid="00550565"/>
    </style:style>
    <style:style style:name="T26" style:family="text">
      <style:text-properties officeooo:rsid="00597273"/>
    </style:style>
    <style:style style:name="T27" style:family="text">
      <style:text-properties officeooo:rsid="005d9d93"/>
    </style:style>
    <style:style style:name="T28" style:family="text">
      <style:text-properties officeooo:rsid="00614e9c"/>
    </style:style>
    <style:style style:name="T29" style:family="text">
      <style:text-properties officeooo:rsid="00619d07"/>
    </style:style>
    <style:style style:name="T30" style:family="text">
      <style:text-properties officeooo:rsid="0062d5b3"/>
    </style:style>
    <style:style style:name="T31" style:family="text">
      <style:text-properties officeooo:rsid="00644326"/>
    </style:style>
    <style:style style:name="T32" style:family="text">
      <style:text-properties officeooo:rsid="0065f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Testing</text:p>
      <text:p text:style-name="P7">Coursework</text:p>
      <text:p text:style-name="P1"/>
      <text:p text:style-name="P1">Group 3(?)</text:p>
      <text:p text:style-name="P1"/>
      <text:p text:style-name="P4"><text:span text:style-name="T7">Ben Shaw:<text:tab/><text:tab/></text:span>s1368177</text:p>
      <text:p text:style-name="P3"><text:span text:style-name="T7">Chris Campbell:</text:span> <text:s/>s1338564</text:p>
      <text:p text:style-name="P3"><text:span text:style-name="T7">Yashvir Surana: <text:s text:c="2"/></text:span>s1334028</text:p>
      <text:p text:style-name="P3"><text:span text:style-name="T7">Aseem Narang:</text:span> <text:s text:c="3"/><text:span text:style-name="T6">s133867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2"><text:soft-page-break/>TASK 1: CATEGORY-PARTITION TESTING</text:h>
      <text:p text:style-name="P32">Question 1)</text:p>
      <text:p text:style-name="P2">Independently Testable Function<text:span text:style-name="T1">s</text:span>: *<text:span text:style-name="T24">why are they independent? </text:span></text:p>
      <text:p text:style-name="P2"/>
      <text:p text:style-name="P2"><text:span text:style-name="T1">I) </text:span><text:span text:style-name="T5">replaces atomic region</text:span></text:p>
      <text:p text:style-name="P30"><text:span text:style-name="T1">R</text:span>easoning: </text:p>
      <text:p text:style-name="P30"/>
      <text:p text:style-name="P5">II) <text:span text:style-name="T4">replaces composite region</text:span></text:p>
      <text:p text:style-name="P31"><text:span text:style-name="T1">R</text:span>easoning: </text:p>
      <text:p text:style-name="P5"/>
      <text:p text:style-name="P6">III) <text:span text:style-name="T4">doesn’t find pattern</text:span></text:p>
      <text:p text:style-name="P31"><text:span text:style-name="T1">R</text:span>easoning: </text:p>
      <text:p text:style-name="P6"/>
      <text:p text:style-name="P6">IV) <text:span text:style-name="T3">error</text:span></text:p>
      <text:p text:style-name="P31"><text:span text:style-name="T1">R</text:span>easoning: </text:p>
      <text:p text:style-name="P31"/>
      <text:p text:style-name="P31"/>
      <text:p text:style-name="P32">Question 2)</text:p>
      <text:p text:style-name="P23"><text:span text:style-name="T25">i)</text:span>Parameters:</text:p>
      <text:p text:style-name="P25"><text:span text:style-name="T20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6">Parameter Type</text:p>
          </table:table-cell>
          <table:table-cell table:style-name="Table2.A1" office:value-type="string">
            <text:p text:style-name="P46">Parameter</text:p>
          </table:table-cell>
          <table:table-cell table:style-name="Table2.C1" office:value-type="string">
            <text:p text:style-name="P46"><text:span text:style-name="T26">Possible </text:span>Value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inputText</text:p>
          </table:table-cell>
          <table:table-cell table:style-name="Table2.C2" office:value-type="string">
            <text:p text:style-name="P45">Multiple character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pattern</text:p>
          </table:table-cell>
          <table:table-cell table:style-name="Table2.C2" office:value-type="string">
            <text:p text:style-name="P45">Empty, single character, multiple character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replacement</text:p>
          </table:table-cell>
          <table:table-cell table:style-name="Table2.C2" office:value-type="string">
            <text:p text:style-name="P45">Empty, one or more characters</text:p>
          </table:table-cell>
        </table:table-row>
        <table:table-row>
          <table:table-cell table:style-name="Table2.A2" office:value-type="string">
            <text:p text:style-name="P45">Character</text:p>
          </table:table-cell>
          <table:table-cell table:style-name="Table2.A2" office:value-type="string">
            <text:p text:style-name="P45">delimiter</text:p>
          </table:table-cell>
          <table:table-cell table:style-name="Table2.C2" office:value-type="string">
            <text:p text:style-name="P45">Alphabet, numeric, special, escape</text:p>
          </table:table-cell>
        </table:table-row>
        <table:table-row>
          <table:table-cell table:style-name="Table2.A2" office:value-type="string">
            <text:p text:style-name="P45">Boolean</text:p>
          </table:table-cell>
          <table:table-cell table:style-name="Table2.A2" office:value-type="string">
            <text:p text:style-name="P45">inside</text:p>
          </table:table-cell>
          <table:table-cell table:style-name="Table2.C2" office:value-type="string">
            <text:p text:style-name="P45">true</text:p>
          </table:table-cell>
        </table:table-row>
      </table:table>
      <text:p text:style-name="P24"><text:span text:style-name="T20"/></text:p>
      <text:p text:style-name="P5"/>
      <text:p text:style-name="P8"><text:span text:style-name="T25">ii)</text:span>Environment:</text:p>
      <text:p text:style-name="P8">*something to do with Java Lang*</text:p>
      <text:p text:style-name="P8"/>
      <text:p text:style-name="P32">Question 3)</text:p>
      <text:p text:style-name="P14">Characteristics(functional specifications that we are examining):</text:p>
      <text:p text:style-name="P14"/>
      <text:p text:style-name="P20">Patterns located within Atomic region(s) are replaced appropriately.</text:p>
      <text:p text:style-name="P20"/>
      <text:p text:style-name="P42"><text:span text:style-name="T27">Spec6: </text:span>When a region is matched against the pattern, the search in that region is done in a left-to-right fas<text:span text:style-name="T27">h</text:span>ion.</text:p>
      <text:p text:style-name="P14"/>
      <text:p text:style-name="P14"/>
      <text:p text:style-name="P37">Question <text:span text:style-name="T8">4)</text:span></text:p>
      <text:p text:style-name="P21">Partitions and Value Classes – <text:span text:style-name="T19">what different values of classes do we use in order to test the characteristics + include reasoning. </text:span></text:p>
      <text:p text:style-name="P21"/>
      <text:p text:style-name="P33"><text:soft-page-break/>Question <text:span text:style-name="T9">5)</text:span></text:p>
      <text:p text:style-name="P15">Calculation of initial number of tests. <text:span text:style-name="T28">(Possible values of each parameter multiplied together)</text:span></text:p>
      <text:p text:style-name="P17">1 * 3 * 2 * 4 * <text:span text:style-name="T23">1 </text:span>= 24 <text:span text:style-name="T22">tests</text:span></text:p>
      <text:p text:style-name="P15"/>
      <text:p text:style-name="P36">Question 6)</text:p>
      <text:p text:style-name="P19">We are not interested in every single possible combination of parameter combinations. </text:p>
      <text:p text:style-name="P19">*<text:span text:style-name="T29">many of the combinations would not increase line coverage by testing them?</text:span></text:p>
      <text:p text:style-name="P19">*<text:span text:style-name="T32">all we care about are the different combinations of atomic region replacements?</text:span></text:p>
      <text:p text:style-name="P18"/>
      <text:p text:style-name="P18"/>
      <text:p text:style-name="P38"><text:span text:style-name="T10">Question </text:span><text:span text:style-name="T12">7</text:span><text:span text:style-name="T11">)</text:span></text:p>
      <text:p text:style-name="P16"><text:s/>(1*2) + (1*2) +(1*4) = 10</text:p>
      <text:p text:style-name="P5"/>
      <text:p text:style-name="P34"/>
      <text:p text:style-name="P34"/>
      <text:p text:style-name="P34"/>
      <text:p text:style-name="P34">Question 8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Test</text:p>
          </table:table-cell>
          <table:table-cell table:style-name="Table1.A1" office:value-type="string">
            <text:p text:style-name="P44">Specification</text:p>
          </table:table-cell>
          <table:table-cell table:style-name="Table1.C1" office:value-type="string">
            <text:p text:style-name="P44">Partitions Covered</text:p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3"/>
          </table:table-cell>
        </table:table-row>
      </table:table>
      <text:p text:style-name="P34"/>
      <text:p text:style-name="P5"/>
      <text:p text:style-name="P5"/>
      <text:p text:style-name="P35">Question <text:span text:style-name="T30">9)</text:span></text:p>
      <text:p text:style-name="P28">Actual tests chosen:</text:p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1" text:outline-level="2"><text:soft-page-break/><text:span text:style-name="T2">TASK 2: COVERAGE ANALYSIS</text:span></text:h>
      <text:p text:style-name="P5"/>
      <text:p text:style-name="P5"/>
      <text:p text:style-name="P5"/>
      <text:p text:style-name="P9">Question 1) <text:span text:style-name="T13">Control flow graph </text:span><text:span text:style-name="T18">(see appendices)</text:span></text:p>
      <text:p text:style-name="P9"><text:span text:style-name="T13"/></text:p>
      <text:p text:style-name="P9"><text:span text:style-name="T13">Question 2)</text:span><text:span text:style-name="T21"> </text:span><text:span text:style-name="T13">Why is coverage under 90%? because we are testing only ONE ITF – therefore there are large parts of functionality of StringUtils that we will specifically not examine/test.</text:span></text:p>
      <text:p text:style-name="P9"><text:span text:style-name="T13"/></text:p>
      <text:p text:style-name="P10"><text:span text:style-name="T13">Question </text:span><text:span text:style-name="T14">3) </text:span><text:span text:style-name="T15">Can we improve branch coverage?</text:span></text:p>
      <text:p text:style-name="P10"><text:span text:style-name="T15"/></text:p>
      <text:p text:style-name="P11"><text:span text:style-name="T15">Question 4) </text:span><text:span text:style-name="T16">Is branch coverage an adequate way to test the adequacy of test set?<text:line-break/></text:span></text:p>
      <text:p text:style-name="P12"><text:span text:style-name="T16">Question 5) </text:span><text:span text:style-name="T17">Alternative coverage criterion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2"><text:soft-page-break/><text:span text:style-name="T2">TASK 3: MUTATION-BASED TEST ADEQUACY 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soft-page-break/>Appendices:</text:p>
      <text:p text:style-name="P26"/>
      <text:p text:style-name="P27">Control Flow Graph (Task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ampbell</meta:initial-creator>
    <meta:creation-date>2016-03-19T15:49:35.658120806</meta:creation-date>
    <dc:date>2016-03-20T16:01:53.394519854</dc:date>
    <dc:creator>Chris Campbell</dc:creator>
    <meta:editing-duration>PT7H58M40S</meta:editing-duration>
    <meta:editing-cycles>79</meta:editing-cycles>
    <meta:generator>LibreOffice/4.3.7.2$Linux_X86_64 LibreOffice_project/430$Build-2</meta:generator>
    <meta:document-statistic meta:table-count="2" meta:image-count="0" meta:object-count="0" meta:page-count="6" meta:paragraph-count="70" meta:word-count="311" meta:character-count="2083" meta:non-whitespace-character-count="1822"/>
  </office:meta>
</office:document-meta>
</file>